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estodtHieroHlr" svg:font-family="TestodtHieroHlr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officeooo:rsid="000f0182"/>
    </style:style>
    <style:style style:name="T2" style:family="text">
      <style:text-properties style:font-name-complex="TestodtHieroHl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s some text 𓐙𓐰𓊤 and more <text:span text:style-name="T2">𓀀𓐱𓁐𓐰𓏥 </text:span><text:span text:style-name="T1">and brackets [ and }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𓁐𓐱𓀀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estodtHieroHlr" svg:font-family="TestodtHieroHl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13:33:53</meta:creation-date>
    <meta:initial-creator>M-J Nederhof</meta:initial-creator>
    <dc:language>en-US</dc:language>
    <dc:creator>M-J Nederhof</dc:creator>
    <dc:date>2026-03-06T16:08:39.668961692</dc:date>
    <meta:editing-cycles>4</meta:editing-cycles>
    <meta:editing-duration>PT4M18S</meta:editing-duration>
    <meta:generator>LibreOffice/24.2.7.2$Linux_X86_64 LibreOffice_project/420$Build-2</meta:generator>
    <meta:document-statistic meta:table-count="1" meta:image-count="0" meta:object-count="0" meta:page-count="1" meta:paragraph-count="2" meta:word-count="14" meta:character-count="60" meta:non-whitespace-character-count="48"/>
    <meta:user-defined meta:name="AppVersion">15.0000</meta:user-defined>
  </office:meta>
</office:document-meta>
</file>